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2/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2 и порождать второстепенный документ 2 — 1 -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0T22:21:35</dc:date>
    <dc:creator>viator </dc:creator>
    <meta:editing-duration>PT00H17M00S</meta:editing-duration>
    <meta:editing-cycles>8</meta:editing-cycles>
    <meta:generator>OpenOffice.org/3.2$Linux OpenOffice.org_project/320m12$Build-9483</meta:generator>
    <meta:document-statistic meta:table-count="1" meta:image-count="0" meta:object-count="0" meta:page-count="1" meta:paragraph-count="7" meta:word-count="56" meta:character-count="367"/>
  </office:meta>
</office:document-meta>
</file>